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3CFB00000365338C46D5.svm"/>
  <manifest:file-entry manifest:media-type="" manifest:full-path="Pictures/2000000700006D0B000051D6C0CF7234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007in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007in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007in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007in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007in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0.0007in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0007in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="0.0007in solid #000000"/>
    </style:style>
    <style:style style:name="P1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20pt" style:font-size-asian="20pt" style:font-size-complex="20pt"/>
    </style:style>
    <style:style style:name="P4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text-properties style:font-name="Garamond" fo:font-size="14pt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Garamond" fo:font-size="14pt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Garamond" fo:font-size="14pt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style:font-name="Garamond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Garamond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Garamond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 Narrow" fo:font-size="12pt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Arial Narrow" fo:font-size="12pt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Arial Narrow" fo:font-size="14pt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style:font-name="Arial Narrow" fo:font-size="14pt" style:font-size-asian="14pt" style:font-size-complex="14pt"/>
    </style:style>
    <style:style style:name="P17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18" style:family="paragraph" style:parent-style-name="Contents_20_Heading">
      <style:paragraph-properties fo:break-before="page"/>
    </style:style>
    <style:style style:name="P19" style:family="paragraph" style:parent-style-name="Table_20_Contents">
      <style:paragraph-properties fo:text-align="start" style:justify-single-word="false"/>
      <style:text-properties style:font-name="Courier New" fo:font-size="10pt" style:font-size-asian="10pt" style:font-size-complex="10pt"/>
    </style:style>
    <style:style style:name="P2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22" style:family="paragraph" style:parent-style-name="Heading_20_2">
      <style:text-properties style:font-name="Garamond"/>
    </style:style>
    <style:style style:name="P23" style:family="paragraph" style:parent-style-name="Heading_20_2">
      <style:text-properties style:font-name="Garamond" fo:font-size="14pt" style:font-size-asian="14pt" style:font-size-complex="14pt"/>
    </style:style>
    <style:style style:name="P24" style:family="paragraph" style:parent-style-name="Heading_20_2">
      <style:paragraph-properties fo:break-before="page"/>
      <style:text-properties style:font-name="Garamond"/>
    </style:style>
    <style:style style:name="P25" style:family="paragraph" style:parent-style-name="Heading_20_1">
      <style:text-properties style:font-name="Garamond"/>
    </style:style>
    <style:style style:name="P26" style:family="paragraph" style:parent-style-name="Heading_20_1">
      <style:paragraph-properties fo:break-before="page"/>
    </style:style>
    <style:style style:name="P27" style:family="paragraph" style:parent-style-name="Heading_20_1">
      <style:paragraph-properties fo:break-before="page"/>
      <style:text-properties style:font-name="Garamond"/>
    </style:style>
    <style:style style:name="P28" style:family="paragraph" style:parent-style-name="Text_20_body">
      <style:text-properties style:font-name="Garamond"/>
    </style:style>
    <style:style style:name="P29" style:family="paragraph" style:parent-style-name="Standard" style:list-style-name="L2">
      <style:paragraph-properties fo:text-align="start" style:justify-single-word="false"/>
    </style:style>
    <style:style style:name="P30" style:family="paragraph" style:parent-style-name="Standard">
      <style:paragraph-properties fo:text-align="start" style:justify-single-word="false"/>
      <style:text-properties style:font-name="Garamond" fo:font-size="14pt" style:font-size-asian="14pt" style:font-size-complex="14pt"/>
    </style:style>
    <style:style style:name="P31" style:family="paragraph" style:parent-style-name="Standard" style:list-style-name="L1">
      <style:paragraph-properties fo:text-align="start" style:justify-single-word="false"/>
      <style:text-properties style:font-name="Garamond" fo:font-size="14pt" style:font-size-asian="14pt" style:font-size-complex="14pt"/>
    </style:style>
    <style:style style:name="P32" style:family="paragraph" style:parent-style-name="Standard" style:list-style-name="L2">
      <style:paragraph-properties fo:text-align="start" style:justify-single-word="false"/>
      <style:text-properties style:font-name="Garamond" fo:font-size="14pt" style:font-size-asian="14pt" style:font-size-complex="14pt"/>
    </style:style>
    <style:style style:name="P33" style:family="paragraph" style:parent-style-name="Standard">
      <style:paragraph-properties fo:text-align="start" style:justify-single-word="false"/>
      <style:text-properties style:font-name="Garamond" fo:font-size="14pt" fo:font-weight="normal" style:font-size-asian="14pt" style:font-weight-asian="normal" style:font-size-complex="14pt" style:font-weight-complex="normal"/>
    </style:style>
    <style:style style:name="P34" style:family="paragraph" style:parent-style-name="Standard">
      <style:text-properties style:font-name="Garamond" fo:font-size="14pt" style:font-size-asian="14pt" style:font-size-complex="14pt"/>
    </style:style>
    <style:style style:name="T1" style:family="text">
      <style:text-properties style:font-name="Garamond" fo:font-size="14pt" style:font-size-asian="14pt" style:font-size-complex="14pt"/>
    </style:style>
    <style:style style:name="T2" style:family="text">
      <style:text-properties style:font-name="Garamond" fo:font-size="14pt" fo:font-weight="bold" style:font-size-asian="14pt" style:font-weight-asian="bold" style:font-size-complex="14pt" style:font-weight-complex="bold"/>
    </style:style>
    <style:style style:name="T3" style:family="text">
      <style:text-properties style:font-name="Garamond" fo:font-size="14pt" fo:font-weight="normal" style:font-size-asian="14pt" style:font-weight-asian="normal" style:font-size-complex="14pt" style:font-weight-complex="normal"/>
    </style:style>
    <style:style style:name="T4" style:family="text">
      <style:text-properties style:font-name="Arial Narrow"/>
    </style:style>
    <style:style style:name="T5" style:family="text">
      <style:text-properties style:font-name="Arial Narrow" fo:font-style="italic" style:font-style-asian="italic" style:font-style-complex="italic"/>
    </style:style>
    <style:style style:name="T6" style:family="text">
      <style:text-properties fo:font-variant="normal" fo:text-transform="none" fo:color="#000000" style:font-name="Arial Narrow" fo:letter-spacing="normal" fo:font-style="italic" fo:font-weight="normal" style:font-style-asian="italic" style:font-style-complex="italic"/>
    </style:style>
    <style:style style:name="T7" style:family="text">
      <style:text-properties style:text-position="super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1">Writing your own </text:p>
      <text:p text:style-name="P11">2D Map Editor</text:p>
      <text:p text:style-name="P12"/>
      <text:p text:style-name="P2">An introduction to how they work</text:p>
      <text:p text:style-name="P2"/>
      <text:p text:style-name="P2">Written by Rachel J. Morris</text:p>
      <text:p text:style-name="P5">July 13<text:span text:style-name="T7">th</text:span>, 2009</text:p>
      <text:p text:style-name="P2"><text:a xlink:type="simple" xlink:href="http://www.moosader.com/">http://www.moosader.com</text:a></text:p>
      <text:p text:style-name="P2"/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18">Table of Contents</text:p>
          </text:index-title>
          <text:p text:style-name="P20">Introduction<text:tab/>3</text:p>
          <text:p text:style-name="P20">Code License<text:tab/>3</text:p>
          <text:p text:style-name="P20">What a map file looks like<text:tab/>4</text:p>
          <text:p text:style-name="P21">Grid Format<text:tab/>4</text:p>
          <text:p text:style-name="P21">Tile-Line Format<text:tab/>4</text:p>
          <text:p text:style-name="P20">Saving and Loading the map<text:tab/>5</text:p>
          <text:p text:style-name="P21">Level Structure<text:tab/>5</text:p>
          <text:p text:style-name="P21">Saving (Grid format)<text:tab/>6</text:p>
          <text:p text:style-name="P21">Loading (Grid format)<text:tab/>7</text:p>
          <text:p text:style-name="P21">Saving (Tile-Line format)<text:tab/>8</text:p>
          <text:p text:style-name="P21">Loading (Tile-Line format)<text:tab/>9</text:p>
          <text:p text:style-name="P20">Creating a 3-dimensional dynamic array<text:tab/>10</text:p>
          <text:p text:style-name="P20">The Map Editor<text:tab/>10</text:p>
          <text:p text:style-name="P21">Elements<text:tab/>10</text:p>
          <text:p text:style-name="P21">A graphical look at an editor...<text:tab/>11</text:p>
        </text:index-body>
      </text:table-of-content>
      <text:p text:style-name="P3"/>
      <text:h text:style-name="P26" text:outline-level="1">Introduction</text:h>
      <text:p text:style-name="P8"/>
      <text:p text:style-name="P8"><text:tab/>The purpose of this mini-guide is to cover the basic theory on how map editors work. <text:s/>This guide is for 2D map editors in particular, generally being tile-based. <text:s/>You can either make the map editor be strictly on a grid, or have the player place tiles wherever.</text:p>
      <text:p text:style-name="P8"/>
      <text:h text:style-name="P25" text:outline-level="1">Code License</text:h>
      <text:p text:style-name="P8"/>
      <text:p text:style-name="P8"><text:tab/>Code used for the map editor is “gift-ware”. <text:s/>According to the Allegro library (which I think coined the term): </text:p>
      <text:p text:style-name="P4"/>
      <text:p text:style-name="P4"><text:span text:style-name="T6">[This] is given to you freely as a gift. You may use, modify, redistribute, and generally hack it about in any way you like, and you do not have to give us anything in return.</text:span><text:span text:style-name="T5"> </text:span><text:line-break/></text:p>
      <text:p text:style-name="P7"><text:tab/>A lot of the code used as example in this guide is from my own map editors. <text:s/>The older versions are named “MusuGo” and the newer ones are just “Moose Tiles”. <text:s/>You can get a version of the map editor from my site:</text:p>
      <text:p text:style-name="P9"><text:a xlink:type="simple" xlink:href="http://www.moosader.com/"><text:span text:style-name="T4"/></text:a></text:p>
      <text:p text:style-name="P9"><text:a xlink:type="simple" xlink:href="http://www.moosader.com/"><text:span text:style-name="T4">www.moosader.com</text:span></text:a></text:p>
      <text:p text:style-name="P9"/>
      <text:h text:style-name="P27" text:outline-level="1">What a map file looks like</text:h>
      <text:p text:style-name="P8"/>
      <text:p text:style-name="P8"><text:tab/>The first part of writing a map editor is knowing how it's going to be saved, and how it's going to be read by your game. <text:s/></text:p>
      <text:p text:style-name="P8"/>
      <text:p text:style-name="P8"><text:tab/>What will your map files store? <text:s/>One thing you want is what tile. <text:s/>Maybe you'll have the coordinates. <text:s/>Maybe you'll store whether it's solid or not as a boolean, but this isn't necessary. <text:s/>Maybe you'll have different layers, with a couple being under the player, one being above, and maybe a separate layer for the collision detection.</text:p>
      <text:h text:style-name="P22" text:outline-level="2">Grid Format</text:h>
      <text:p text:style-name="P8"><text:tab/>Secondly, what “format” do you want the map to be saved as? <text:s/>My earlier map editors would save a grid of numbers, like this:</text:p>
      <text:p text:style-name="P15"/>
      <table:table table:name="Table2" table:style-name="Table2">
        <table:table-column table:style-name="Table2.A"/>
        <table:table-row>
          <table:table-cell table:style-name="Table2.A1" office:value-type="string">
            <text:p text:style-name="P16">05<text:tab/>05<text:tab/>05<text:tab/>05<text:tab/>05<text:tab/>05<text:tab/>05</text:p>
            <text:p text:style-name="P16">05<text:tab/>01<text:tab/>02<text:tab/>03<text:tab/>05<text:tab/>05<text:tab/>05</text:p>
            <text:p text:style-name="P16">05<text:tab/>01<text:tab/>02<text:tab/>03<text:tab/>05<text:tab/>05<text:tab/>05</text:p>
            <text:p text:style-name="P16">05<text:tab/>05<text:tab/>05<text:tab/>05<text:tab/>05<text:tab/>05<text:tab/>05</text:p>
          </table:table-cell>
        </table:table-row>
      </table:table>
      <text:p text:style-name="P15"/>
      <text:p text:style-name="P15"/>
      <text:p text:style-name="P8"><draw:frame draw:style-name="fr1" draw:name="graphics1" text:anchor-type="paragraph" svg:x="0.3898in" svg:y="0.4472in" svg:width="6.1457in" svg:height="0.3425in" draw:z-index="0"><draw:image xlink:href="Pictures/2000000700003CFB00000365338C46D5.svm" xlink:type="simple" xlink:show="embed" xlink:actuate="onLoad"/></draw:frame><text:tab/>What do these numbers symbolize? <text:s/>They are the tile number on the tile-sheet.</text:p>
      <text:p text:style-name="P4"/>
      <text:p text:style-name="P8"/>
      <text:p text:style-name="P8"><text:tab/>The numbers correspond to which tile it is. <text:s/>And, for a tile-sheet that in linear like the one above (there's only one row), the coordinate will be tileNumber * tileWidth.</text:p>
      <text:p text:style-name="P8"/>
      <text:p text:style-name="P8"><text:tab/>If you want multiple layers, you do the entire grid for one, then the next, then the next.</text:p>
      <text:p text:style-name="P8"/>
      <text:p text:style-name="P8"><text:tab/>Preferably, you would save these in Binary format to save space, but they'll just be saved as .txt (or whatever you want to use as a suffix) so they aren't going to take a ton of space.</text:p>
      <text:h text:style-name="P22" text:outline-level="2">Tile-Line Format</text:h>
      <text:p text:style-name="P8"><text:tab/>In this format, each tile will get it's own line. <text:s/>You can store a lot more information about a tile this way. <text:s/>It will look like this:</text:p>
      <text:p text:style-name="P8"/>
      <table:table table:name="Table1" table:style-name="Table1">
        <table:table-column table:style-name="Table1.A"/>
        <table:table-row>
          <table:table-cell table:style-name="Table1.A1" office:value-type="string">
            <text:p text:style-name="P14">tile 00<text:tab/><text:tab/>layer 0<text:tab/><text:tab/>loc_x<text:tab/>00<text:tab/>loc_y 00<text:tab/>sheet_x 32<text:tab/>sheet_y 0<text:tab/>collision 1</text:p>
            <text:p text:style-name="P14">tile 01<text:tab/><text:tab/>layer 0<text:tab/><text:tab/>loc_x<text:tab/>32<text:tab/>loc_y 00<text:tab/>sheet_x 64<text:tab/>sheet_y 32<text:tab/>collision 0</text:p>
            <text:p text:style-name="P14"><text:soft-page-break/>tile 02<text:tab/><text:tab/>layer 0<text:tab/><text:tab/>loc_x<text:tab/>64<text:tab/>loc_y 00<text:tab/>sheet_x 32<text:tab/>sheet_y 0<text:tab/>collision 1</text:p>
          </table:table-cell>
        </table:table-row>
      </table:table>
      <text:p text:style-name="P8"/>
      <text:p text:style-name="P8"><text:tab/>And so on and so forth. <text:s/>This map file will end up being really long, and you can't “glance” and the number grid to figure things out, but you can store more information about each tile.</text:p>
      <text:p text:style-name="P8"/>
      <text:p text:style-name="P8"><text:tab/>Also keep in mind these maps can be for side-scrolling platformers, or for top-down RPGs. <text:s/>Anything tile-based!</text:p>
      <text:p text:style-name="P8"/>
      <text:h text:style-name="P25" text:outline-level="1">Saving and Loading the map</text:h>
      <text:h text:style-name="P22" text:outline-level="2">Level Structure</text:h>
      <text:p text:style-name="P8"/>
      <text:p text:style-name="P8"><text:tab/>The type of map structure I use for my games is like this: <text:s/>I have a 3D array of Tile objects that belongs to the Level class:</text:p>
      <text:p text:style-name="P8"><text:line-break/><text:tab/><text:span text:style-name="T4">Tile tile[LAYER_AMT][MAP_W][MAP_H];</text:span></text:p>
      <text:p text:style-name="P8"/>
      <text:p text:style-name="P10"><text:tab/>Tile contains the following:</text:p>
      <text:list xml:id="list38452568" text:style-name="L1">
        <text:list-item>
          <text:p text:style-name="P31">x and y coordinates plus width and height, or a “Rectangle” class/struct that handles these.</text:p>
        </text:list-item>
        <text:list-item>
          <text:p text:style-name="P31">Boolean for whether it's “solid” (collidable) or not</text:p>
        </text:list-item>
        <text:list-item>
          <text:p text:style-name="P31">x and y coordinates (or Rectangle) for the tile's coordinates on the tile-sheet</text:p>
        </text:list-item>
      </text:list>
      <text:p text:style-name="P8"/>
      <text:p text:style-name="P8"><text:tab/>Your map editor will need to save and load maps, while your game will probably just load the map. <text:s/>There are different ways to parse your map files, but here's some basic functions.</text:p>
      <text:p text:style-name="P8"/>
      <text:h text:style-name="P22" text:outline-level="2"/>
      <text:h text:style-name="P24" text:outline-level="2">Saving (Grid format)</text:h>
      <text:p text:style-name="P8"/>
      <table:table table:name="Table3" table:style-name="Table3">
        <table:table-column table:style-name="Table3.A"/>
        <table:table-row>
          <table:table-cell table:style-name="Table3.A1" office:value-type="string">
            <text:p text:style-name="P19">ofstream outfile;</text:p>
            <text:p text:style-name="P19">outfile.open(filename.c_str());</text:p>
            <text:p text:style-name="P19"/>
            <text:p text:style-name="P19">for (int k=0; k&lt;LAYER_AMT; k++)</text:p>
            <text:p text:style-name="P19">{</text:p>
            <text:p text:style-name="P19"><text:tab/>for (int j=0; j&lt;MAP_H; j++)</text:p>
            <text:p text:style-name="P19"><text:tab/>{</text:p>
            <text:p text:style-name="P19"><text:tab/><text:tab/>for (int i=0; i&lt;MAP_W; i++)</text:p>
            <text:p text:style-name="P19"><text:tab/><text:tab/>{</text:p>
            <text:p text:style-name="P19"><text:tab/><text:tab/><text:tab/>if ( grid[k][i][j].fx/32 &lt; 1000 )</text:p>
            <text:p text:style-name="P19"><text:tab/><text:tab/><text:tab/>{</text:p>
            <text:p text:style-name="P19"><text:tab/><text:tab/><text:tab/><text:tab/>if ( grid[k][i][j].fx/32 &lt; 10 )</text:p>
            <text:p text:style-name="P19"><text:tab/><text:tab/><text:tab/><text:tab/>{</text:p>
            <text:p text:style-name="P19"><text:tab/><text:tab/><text:tab/><text:tab/><text:tab/>outfile&lt;&lt;"000"&lt;&lt;grid[k][i][j].fx/32&lt;&lt;" ";</text:p>
            <text:p text:style-name="P19"><text:tab/><text:tab/><text:tab/><text:tab/>}</text:p>
            <text:p text:style-name="P19"><text:tab/><text:tab/><text:tab/><text:tab/>else if ( grid[k][i][j].fx/32 &lt; 100 )</text:p>
            <text:p text:style-name="P19"><text:tab/><text:tab/><text:tab/><text:tab/>{</text:p>
            <text:p text:style-name="P19"><text:tab/><text:tab/><text:tab/><text:tab/><text:tab/>outfile&lt;&lt;"00"&lt;&lt;grid[k][i][j].fx/32&lt;&lt;" ";</text:p>
            <text:p text:style-name="P19"><text:tab/><text:tab/><text:tab/><text:tab/>}</text:p>
            <text:p text:style-name="P19"><text:tab/><text:tab/><text:tab/><text:tab/>else if ( grid[k][i][j].fx/32 &lt; 1000 )</text:p>
            <text:p text:style-name="P19"><text:tab/><text:tab/><text:tab/><text:tab/>{</text:p>
            <text:p text:style-name="P19"><text:tab/><text:tab/><text:tab/><text:tab/><text:tab/>outfile&lt;&lt;"0"&lt;&lt;grid[k][i][j].fx/32&lt;&lt;" ";</text:p>
            <text:p text:style-name="P19"><text:tab/><text:tab/><text:tab/><text:tab/>}</text:p>
            <text:p text:style-name="P19"><text:tab/><text:tab/><text:tab/>}</text:p>
            <text:p text:style-name="P19"><text:tab/><text:tab/><text:tab/>else</text:p>
            <text:p text:style-name="P19"><text:tab/><text:tab/><text:tab/>{</text:p>
            <text:p text:style-name="P19"><text:tab/><text:tab/><text:tab/><text:tab/>outfile&lt;&lt;grid[k][i][j].fx/32&lt;&lt;" ";</text:p>
            <text:p text:style-name="P19"><text:tab/><text:tab/><text:tab/>}</text:p>
            <text:p text:style-name="P19"><text:tab/><text:tab/>}</text:p>
            <text:p text:style-name="P19"><text:tab/><text:tab/>outfile&lt;&lt;endl;</text:p>
            <text:p text:style-name="P19"><text:tab/>}</text:p>
            <text:p text:style-name="P19"><text:tab/>outfile&lt;&lt;endl;</text:p>
            <text:p text:style-name="P19">}</text:p>
            <text:p text:style-name="P19">cout&lt;&lt;filename&lt;&lt;" written successfully."&lt;&lt;endl;</text:p>
            <text:p text:style-name="P19">outfile.close();</text:p>
            <text:p text:style-name="P19">}</text:p>
          </table:table-cell>
        </table:table-row>
      </table:table>
      <text:p text:style-name="P8"/>
      <text:p text:style-name="P8">Here, “fx” stands for the X coordinate on the tile-sheet. (Fx stands for “filmstrip-x”)</text:p>
      <text:p text:style-name="P8"/>
      <text:h text:style-name="P22" text:outline-level="2"/>
      <text:h text:style-name="P24" text:outline-level="2">Loading (Grid format)</text:h>
      <text:p text:style-name="P28"/>
      <table:table table:name="Table4" table:style-name="Table4">
        <table:table-column table:style-name="Table4.A"/>
        <table:table-row>
          <table:table-cell table:style-name="Table4.A1" office:value-type="string">
            <text:p text:style-name="P19">{</text:p>
            <text:p text:style-name="P19">ifstream infile;</text:p>
            <text:p text:style-name="P19">infile.open(filename.c_str());</text:p>
            <text:p text:style-name="P19"/>
            <text:p text:style-name="P19">for (int k=0; k&lt;LAYER_AMT; k++)</text:p>
            <text:p text:style-name="P19">{</text:p>
            <text:p text:style-name="P19"><text:tab/>for (int j=0; j&lt;MAP_H; j++)</text:p>
            <text:p text:style-name="P19"><text:tab/>{</text:p>
            <text:p text:style-name="P19"><text:tab/><text:tab/>for (int i=0; i&lt;MAP_W; i++)</text:p>
            <text:p text:style-name="P19"><text:tab/><text:tab/>{</text:p>
            <text:p text:style-name="P19"><text:tab/><text:tab/><text:tab/>int temp;</text:p>
            <text:p text:style-name="P19"><text:tab/><text:tab/><text:tab/>infile&gt;&gt;temp;</text:p>
            <text:p text:style-name="P19"><text:tab/><text:tab/><text:tab/>grid[k][i][j].fx = temp*32;</text:p>
            <text:p text:style-name="P19"><text:tab/><text:tab/>}</text:p>
            <text:p text:style-name="P19"><text:tab/>}</text:p>
            <text:p text:style-name="P19">}</text:p>
            <text:p text:style-name="P19">infile.close();</text:p>
            <text:p text:style-name="P19">cout&lt;&lt;"Map loaded successfully";</text:p>
            <text:p text:style-name="P19">}</text:p>
          </table:table-cell>
        </table:table-row>
      </table:table>
      <text:p text:style-name="P8"/>
      <text:p text:style-name="P7"><text:tab/>Here, the x and y coordinates will be i*32 and j*32.</text:p>
      <text:h text:style-name="P24" text:outline-level="2">Saving (Tile-Line format)</text:h>
      <text:p text:style-name="P8"/>
      <table:table table:name="Table5" table:style-name="Table5">
        <table:table-column table:style-name="Table5.A"/>
        <table:table-row>
          <table:table-cell table:style-name="Table5.A1" office:value-type="string">
            <text:p text:style-name="P19">void Level::SaveMap( string filename, int MAP_W, int MAP_H, int LAYER_AMT )</text:p>
            <text:p text:style-name="P19">{</text:p>
            <text:p text:style-name="P19"><text:s text:c="4"/>int total = MAP_W*MAP_H*LAYER_AMT;</text:p>
            <text:p text:style-name="P19"><text:s text:c="4"/>int count = 0;</text:p>
            <text:p text:style-name="P19"/>
            <text:p text:style-name="P19"><text:s text:c="4"/>cout&lt;&lt;"Saving to "&lt;&lt;filename&lt;&lt;"..."&lt;&lt;endl;</text:p>
            <text:p text:style-name="P19"><text:s text:c="4"/>ofstream outfile;</text:p>
            <text:p text:style-name="P19"><text:s text:c="4"/>outfile.open( filename.c_str() );</text:p>
            <text:p text:style-name="P19"><text:s text:c="4"/>outfile&lt;&lt;"W: "&lt;&lt;MAP_W&lt;&lt;"\tH: "&lt;&lt;MAP_H&lt;&lt;"\tv 2\t\tTileAmt: "&lt;&lt;total;</text:p>
            <text:p text:style-name="P19"><text:s text:c="4"/>outfile&lt;&lt;endl&lt;&lt;endl;</text:p>
            <text:p text:style-name="P19"><text:s text:c="4"/></text:p>
            <text:p text:style-name="P19"><text:s text:c="4"/>for ( int k=0; k&lt;LAYER_AMT; k++ ) <text:s text:c="14"/>//layer</text:p>
            <text:p text:style-name="P19"><text:s text:c="4"/>{</text:p>
            <text:p text:style-name="P19"><text:s text:c="8"/>for ( int j=0; j&lt;MAP_H; j++ ) <text:s text:c="6"/>//y</text:p>
            <text:p text:style-name="P19"><text:s text:c="8"/>{</text:p>
            <text:p text:style-name="P19"><text:s text:c="12"/>for ( int i=0; i&lt;MAP_W; i++ ) <text:s text:c="2"/>//x</text:p>
            <text:p text:style-name="P19"><text:s text:c="12"/>{</text:p>
            <text:p text:style-name="P19"><text:s text:c="16"/>outfile&lt;&lt;"tile "&lt;&lt;count&lt;&lt;" layer "&lt;&lt;k&lt;&lt;" x "&lt;&lt;tile[k][i][j].X();</text:p>
            <text:p text:style-name="P19"><text:s text:c="16"/>outfile&lt;&lt;" y "&lt;&lt;tile[k][i][j].Y()&lt;&lt;" image "&lt;&lt;tile[k][i][j].Fx();</text:p>
            <text:p text:style-name="P19"><text:s text:c="16"/>outfile&lt;&lt;" solid "&lt;&lt;tile[k][i][j].Solid()&lt;&lt;" end"&lt;&lt;endl;</text:p>
            <text:p text:style-name="P19"><text:s text:c="16"/>count++;</text:p>
            <text:p text:style-name="P19"><text:s text:c="12"/>}</text:p>
            <text:p text:style-name="P19"><text:s text:c="12"/>outfile&lt;&lt;endl;</text:p>
            <text:p text:style-name="P19"><text:s text:c="8"/>}</text:p>
            <text:p text:style-name="P19"><text:s text:c="8"/>outfile&lt;&lt;endl&lt;&lt;endl;</text:p>
            <text:p text:style-name="P19"><text:s text:c="4"/>}</text:p>
            <text:p text:style-name="P19"><text:s text:c="4"/>outfile.close();</text:p>
            <text:p text:style-name="P19"><text:s text:c="4"/>cout&lt;&lt;"Save complete"&lt;&lt;endl;</text:p>
            <text:p text:style-name="P19">}</text:p>
          </table:table-cell>
        </table:table-row>
      </table:table>
      <text:p text:style-name="P8"/>
      <text:p text:style-name="P8">Since my tilesheets tend to be in a straight line, with only one row, I only save what the x-coordinate on the tilesheet is. <text:s/>I have this stored as “Fx()” (filmstrip-x).</text:p>
      <text:p text:style-name="P8"/>
      <text:p text:style-name="P8"/>
      <text:p text:style-name="P8"/>
      <text:p text:style-name="P8">The output for this map is: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13">W: 80<text:tab/>H: 60<text:tab/><text:tab/>v 2<text:tab/>TileAmt: 19200</text:p>
            <text:p text:style-name="P13">tile 0 <text:tab/>layer 0 <text:tab/><text:tab/>x 0 <text:tab/>y 0 <text:tab/>image 0 <text:tab/>solid 0 <text:tab/><text:tab/>end</text:p>
            <text:p text:style-name="P13">tile 1 <text:tab/>layer 0 <text:tab/><text:tab/>x 32 <text:tab/>y 0 <text:tab/>image 0 <text:tab/>solid 0<text:tab/><text:tab/> end</text:p>
            <text:p text:style-name="P13">tile 2 <text:tab/>layer 0 <text:tab/><text:tab/>x 64 <text:tab/>y 0 <text:tab/>image 0 <text:tab/>solid 0 <text:tab/><text:tab/>end</text:p>
            <text:p text:style-name="P13">tile 3 <text:tab/>layer 0 <text:tab/><text:tab/>x 96 <text:tab/>y 0 <text:tab/>image 0 <text:tab/>solid 0 <text:tab/><text:tab/>end</text:p>
            <text:p text:style-name="P13">tile 4 <text:tab/>layer 0<text:tab/><text:tab/>x 128 <text:tab/>y 0 <text:tab/>image 0 <text:tab/>solid 0 <text:tab/><text:tab/>end</text:p>
            <text:p text:style-name="P13">tile 5 <text:tab/>layer 0 <text:tab/><text:tab/>x 160 <text:tab/>y 0 <text:tab/>image 0 <text:tab/>solid 0 <text:tab/><text:tab/>end</text:p>
          </table:table-cell>
        </table:table-row>
      </table:table>
      <text:p text:style-name="P8"/>
      <text:p text:style-name="P8">I added “tile” and “end” as a beginning and ending, to help the parser.</text:p>
      <text:p text:style-name="P8"/>
      <text:h text:style-name="P24" text:outline-level="2">Loading (Tile-Line format)</text:h>
      <text:p text:style-name="P28"/>
      <table:table table:name="Table6" table:style-name="Table6">
        <table:table-column table:style-name="Table6.A"/>
        <table:table-row>
          <table:table-cell table:style-name="Table6.A1" office:value-type="string">
            <text:p text:style-name="P19">void Level::LoadMap( string filename, int MAP_W, int MAP_H )</text:p>
            <text:p text:style-name="P19">{</text:p>
            <text:p text:style-name="P19"><text:s text:c="4"/>cout&lt;&lt;"Loading from "&lt;&lt;filename&lt;&lt;"..."&lt;&lt;endl;</text:p>
            <text:p text:style-name="P19"><text:s text:c="4"/>ifstream infile;</text:p>
            <text:p text:style-name="P19"><text:s text:c="4"/>infile.open( filename.c_str() );</text:p>
            <text:p text:style-name="P19"><text:s text:c="4"/>string temp;</text:p>
            <text:p text:style-name="P19"><text:s text:c="4"/></text:p>
            <text:p text:style-name="P19"><text:s text:c="4"/>// If you want, you can load in the MAP_W, and MAP_H from the</text:p>
            <text:p text:style-name="P19"><text:s text:c="4"/>// map's header, but if all maps are the same size you don't need to.</text:p>
            <text:p text:style-name="P19"><text:s text:c="4"/>// More on dynamic arrays later. <text:s text:c="4"/></text:p>
            <text:p text:style-name="P19"/>
            <text:p text:style-name="P19"><text:s text:c="4"/>//temporary</text:p>
            <text:p text:style-name="P19"><text:s text:c="4"/>int x, y, layer, fx;</text:p>
            <text:p text:style-name="P19"><text:s text:c="4"/>bool solid;</text:p>
            <text:p text:style-name="P19"><text:s text:c="4"/></text:p>
            <text:p text:style-name="P19"><text:s text:c="4"/>while ( infile&gt;&gt;temp )</text:p>
            <text:p text:style-name="P19"><text:s text:c="4"/>{</text:p>
            <text:p text:style-name="P19"><text:s text:c="8"/>// This will skip over the header info automatically.</text:p>
            <text:p text:style-name="P19"><text:s text:c="8"/>// It also ignores the “tile #”, as that's just a counter for reference.</text:p>
            <text:p text:style-name="P19"/>
            <text:p text:style-name="P19"><text:s text:c="8"/>if ( temp == "layer" )</text:p>
            <text:p text:style-name="P19"><text:s text:c="8"/>{</text:p>
            <text:p text:style-name="P19"><text:s text:c="12"/>infile&gt;&gt;layer;</text:p>
            <text:p text:style-name="P19"><text:s text:c="8"/>}</text:p>
            <text:p text:style-name="P19"><text:s text:c="8"/>else if ( temp == "x" )</text:p>
            <text:p text:style-name="P19"><text:s text:c="8"/>{</text:p>
            <text:p text:style-name="P19"><text:s text:c="12"/>infile&gt;&gt;x;</text:p>
            <text:p text:style-name="P19"><text:s text:c="8"/>}</text:p>
            <text:p text:style-name="P19"><text:s text:c="8"/>else if ( temp == "y" )</text:p>
            <text:p text:style-name="P19"><text:s text:c="8"/>{</text:p>
            <text:p text:style-name="P19"><text:s text:c="12"/>infile&gt;&gt;y; </text:p>
            <text:p text:style-name="P19"><text:s text:c="8"/>}</text:p>
            <text:p text:style-name="P19"><text:s text:c="8"/>else if ( temp == "solid" )</text:p>
            <text:p text:style-name="P19"><text:s text:c="8"/>{</text:p>
            <text:p text:style-name="P19"><text:s text:c="12"/>infile&gt;&gt;solid;</text:p>
            <text:p text:style-name="P19"><text:s text:c="8"/>}</text:p>
            <text:p text:style-name="P19"><text:s text:c="8"/>else if ( temp == "image")</text:p>
            <text:p text:style-name="P19"><text:s text:c="8"/>{</text:p>
            <text:p text:style-name="P19"><text:s text:c="12"/>infile&gt;&gt;fx;</text:p>
            <text:p text:style-name="P19"><text:s text:c="8"/>} <text:s text:c="7"/></text:p>
            <text:p text:style-name="P19"><text:s text:c="8"/>else if ( temp == "end" )</text:p>
            <text:p text:style-name="P19"><text:s text:c="8"/>{</text:p>
            <text:p text:style-name="P19"><text:s text:c="12"/>//Store tile info once we hit “end”</text:p>
            <text:p text:style-name="P19"><text:s text:c="12"/>tile[layer][x/32][y/32].X( x );</text:p>
            <text:p text:style-name="P19"><text:s text:c="12"/>tile[layer][x/32][y/32].Y( y );</text:p>
            <text:p text:style-name="P19"><text:s text:c="12"/>tile[layer][x/32][y/32].Solid( solid );</text:p>
            <text:p text:style-name="P19"><text:s text:c="12"/>tile[layer][x/32][y/32].FX( fx );</text:p>
            <text:p text:style-name="P19"><text:s text:c="8"/>}</text:p>
            <text:p text:style-name="P19"><text:s text:c="4"/>}</text:p>
            <text:p text:style-name="P19"><text:s text:c="29"/></text:p>
            <text:p text:style-name="P19"><text:s text:c="4"/>infile.close();</text:p>
            <text:p text:style-name="P19"><text:s text:c="4"/>cout&lt;&lt;"Load complete"&lt;&lt;endl;</text:p>
            <text:p text:style-name="P19">}</text:p>
          </table:table-cell>
        </table:table-row>
      </table:table>
      <text:p text:style-name="P8"/>
      <text:h text:style-name="P25" text:outline-level="1"><text:soft-page-break/>Creating a 3-dimensional dynamic array</text:h>
      <text:p text:style-name="P8"/>
      <text:p text:style-name="P8"><text:tab/>Here's some code on creating a 3D dynamic array for your map editor. <text:s/>If you don't want to do this, you could have the user input the MAP_W and MAP_H in the command prompt before everything's initialized, and create the array this way:</text:p>
      <text:p text:style-name="P8"/>
      <text:p text:style-name="P8">Tile tile[LAYER_AMT][MAP_W][MAP_H];</text:p>
      <text:p text:style-name="P8"/>
      <text:p text:style-name="P8">But some compilers might not like this.</text:p>
      <text:p text:style-name="P8"/>
      <table:table table:name="Table8" table:style-name="Table8">
        <table:table-column table:style-name="Table8.A"/>
        <table:table-row>
          <table:table-cell table:style-name="Table8.A1" office:value-type="string">
            <text:p text:style-name="P19">void Level::AllocateTiles( int MAP_W, int MAP_H, int LAYER_AMT )</text:p>
            <text:p text:style-name="P19">{</text:p>
            <text:p text:style-name="P19"><text:s text:c="4"/>tile = new Tile**[LAYER_AMT];</text:p>
            <text:p text:style-name="P19"><text:s text:c="4"/>for ( int i=0; i&lt;LAYER_AMT; i++ )</text:p>
            <text:p text:style-name="P19"><text:s text:c="4"/>{</text:p>
            <text:p text:style-name="P19"><text:s text:c="8"/>tile[i]= new Tile*[MAX_X];</text:p>
            <text:p text:style-name="P19"><text:s text:c="8"/>for ( int j=0; j&lt;MAX_X; j++ )</text:p>
            <text:p text:style-name="P19"><text:s text:c="8"/>{</text:p>
            <text:p text:style-name="P19"><text:s text:c="12"/>tile[i][j] = new Tile[MAX_Y];</text:p>
            <text:p text:style-name="P19"><text:s text:c="8"/>}</text:p>
            <text:p text:style-name="P19"><text:s text:c="4"/>}</text:p>
            <text:p text:style-name="P19">}</text:p>
          </table:table-cell>
        </table:table-row>
      </table:table>
      <text:p text:style-name="P8"/>
      <text:h text:style-name="P25" text:outline-level="1">The Map Editor</text:h>
      <text:p text:style-name="P8"><text:tab/></text:p>
      <text:p text:style-name="P8"><text:tab/>Now you actually have to design your interface to create the maps! <text:s/>You will have to write a basic GUI (graphical user interface). <text:s/>This can be as simple or complex as you want, mainly depending on if you're the only person using it or not. <text:s/>Of course, it's much easier to use keyboard commands to enable/disable things, or choose which layer to draw on, but if other people will be using it, this will be confusing for them.</text:p>
      <text:p text:style-name="P8"/>
      <text:p text:style-name="P8"><text:tab/>I do not know a “good way” to write a GUI. <text:s/>You might use wxWidgets or something else if you're going to be really serious about it, but it's been a while since I've worked on one.</text:p>
      <text:p text:style-name="P8"/>
      <text:h text:style-name="P22" text:outline-level="2">Elements</text:h>
      <text:p text:style-name="P8"/>
      <text:p text:style-name="P8"><text:tab/>Here are some classes you'll want:</text:p>
      <text:list xml:id="list38456606" text:style-name="L2">
        <text:list-item>
          <text:p text:style-name="P32">Brush – stores what layer the user is drawing on, the size (1x1 tile area? 3x3 tile area?), a boolean for if the mouse button is being held down, and what the current tile is (maybe the tile-sheet x and y coordinates).<text:line-break/></text:p>
        </text:list-item>
        <text:list-item>
          <text:p text:style-name="P29"><text:soft-page-break/><text:span text:style-name="T1">Level class – This is going to be about the same as your in-game Level class, except </text:span><text:span text:style-name="T1">having a “save” function. <text:s/>Includes a Load and Draw function, namely.<text:line-break/></text:span></text:p>
        </text:list-item>
        <text:list-item>
          <text:p text:style-name="P32">Tile class – the Level class will have an array of Tiles. <text:s/>These will hold X and Y coordinates, Tile-sheet coordinates, a boolean for whether it's solid or not.<text:line-break/></text:p>
        </text:list-item>
        <text:list-item>
          <text:p text:style-name="P32">GUI elements</text:p>
          <text:list>
            <text:list-item>
              <text:p text:style-name="P32">Window</text:p>
            </text:list-item>
            <text:list-item>
              <text:p text:style-name="P32">Button/Radio Button/Check Box</text:p>
            </text:list-item>
          </text:list>
        </text:list-item>
      </text:list>
      <text:p text:style-name="P8"/>
      <text:h text:style-name="P23" text:outline-level="2">A graphical look at an editor...</text:h>
      <text:p text:style-name="P8"/>
      <text:p text:style-name="P8"><draw:frame draw:style-name="fr2" draw:name="graphics2" text:anchor-type="paragraph" svg:width="6.9252in" svg:height="5.1965in" draw:z-index="1"><draw:image xlink:href="Pictures/2000000700006D0B000051D6C0CF7234.svm" xlink:type="simple" xlink:show="embed" xlink:actuate="onLoad"/></draw:frame></text:p>
      <text:p text:style-name="P6"><text:span text:style-name="T2">A</text:span><text:span text:style-name="T1"> – The tileset is displayed across the top. <text:s/>When the user clicks one of the tiles, it is stored in the “Brush” <text:s/>class, as well as displayed at </text:span><text:span text:style-name="T2">H</text:span><text:span text:style-name="T1">.</text:span></text:p>
      <text:p text:style-name="P8"/>
      <text:p text:style-name="P17"><text:span text:style-name="T1">B –</text:span><text:span text:style-name="T3"> Tileset scroller. <text:s/>I also have keyboard shortcuts to scroll through the tileset.</text:span></text:p>
      <text:p text:style-name="P33"><text:soft-page-break/></text:p>
      <text:p text:style-name="P17"><text:span text:style-name="T1">C –</text:span><text:span text:style-name="T3"> The grid numbers. <text:s/>Not necessary, but helps get an idea of the dimensions of the map, </text:span><text:span text:style-name="T3">and where you're currently drawing.</text:span></text:p>
      <text:p text:style-name="P33"/>
      <text:p text:style-name="P17"><text:span text:style-name="T1">D</text:span><text:span text:style-name="T3"> – The map. <text:s/>It can be scrolled with the arrow keys. <text:s/>It displays all layers at once</text:span></text:p>
      <text:p text:style-name="P33"/>
      <text:p text:style-name="P17"><text:span text:style-name="T1">E</text:span><text:span text:style-name="T3"> – Main options, such as the Save, Load, Exit, and Toggle Fullscreen buttons</text:span></text:p>
      <text:p text:style-name="P33"/>
      <text:p text:style-name="P17"><text:span text:style-name="T1">F</text:span><text:span text:style-name="T3"> – The layer options, to enable drawing on layer 1, 2, or 3. <text:s/>I also have a Collision layer, but was lazy and didn't add a button. <text:s/>With my editor, you enable collision layer with the “C” key.</text:span></text:p>
      <text:p text:style-name="P33"/>
      <text:p text:style-name="P17"><text:span text:style-name="T1">G</text:span><text:span text:style-name="T3"> – The brush options. <text:s/>You can choose a 1x1 tile brush, 3x3, fill, or erase entire layer.</text:span></text:p>
      <text:p text:style-name="P33"/>
      <text:p text:style-name="P17"><text:span text:style-name="T1">H</text:span><text:span text:style-name="T3"> – A display of the current tiel</text:span></text:p>
      <text:p text:style-name="P33"/>
      <text:p text:style-name="P17"><text:span text:style-name="T1">I</text:span><text:span text:style-name="T3"> – A mini-map of the map drawn.</text:span></text:p>
      <text:p text:style-name="P33"/>
      <text:p text:style-name="P33">There are a few un-used buttons, such as the arrow for “event”, and the two blank ones on the right.</text:p>
      <text:p text:style-name="P33"/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7-13T16:56:20.74</meta:creation-date>
    <dc:date>2009-07-13T18:33:57.10</dc:date>
    <meta:editing-duration>PT01H18M12S</meta:editing-duration>
    <meta:editing-cycles>57</meta:editing-cycles>
    <meta:generator>OpenOffice.org/3.0$Win32 OpenOffice.org_project/300m9$Build-9358</meta:generator>
    <meta:document-statistic meta:table-count="8" meta:image-count="2" meta:object-count="0" meta:page-count="12" meta:paragraph-count="245" meta:word-count="1805" meta:character-count="10645"/>
    <meta:user-defined meta:name="Info 1"/>
    <meta:user-defined meta:name="Info 2"/>
    <meta:user-defined meta:name="Info 3"/>
    <meta:user-defined meta:name="Info 4"/>
  </office:meta>
</office:document-meta>
</file>